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6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466.24pt"/>
    </style:style>
    <style:style style:name="co5" style:family="table-column">
      <style:table-column-properties fo:break-before="auto" style:column-width="50.46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1018"/>
        </table:table-row>
        <table:table-row table:style-name="ro1" table:number-rows-repeated="88">
          <table:table-cell table:number-columns-repeated="102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7.848162904382" calcext:value-type="float">
            <text:p>517.8481629044</text:p>
          </table:table-cell>
          <table:table-cell table:style-name="ce1" office:value-type="float" office:value="1226.60513730813" calcext:value-type="float">
            <text:p>1226.6051373081</text:p>
          </table:table-cell>
          <table:table-cell table:style-name="ce1" office:value-type="string" calcext:value-type="string">
            <text:p>[{'sigma': 1.0, 'nfeatures': 10, 'nOctaveLayers': 5, 'edgeThreshold': 10, 'contrastThreshold': 0.0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545" calcext:value-type="float">
            <text:p>545</text:p>
          </table:table-cell>
          <table:table-cell table:style-name="ce1"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.785492848605" calcext:value-type="float">
            <text:p>128.7854928486</text:p>
          </table:table-cell>
          <table:table-cell office:value-type="float" office:value="1207.65795577266" calcext:value-type="float">
            <text:p>1207.6579557727</text:p>
          </table:table-cell>
          <table:table-cell office:value-type="string" calcext:value-type="string">
            <text:p>[{'sigma': 1.0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2.7298916867" calcext:value-type="float">
            <text:p>512.7298916867</text:p>
          </table:table-cell>
          <table:table-cell office:value-type="float" office:value="1197.45285829035" calcext:value-type="float">
            <text:p>1197.4528582904</text:p>
          </table:table-cell>
          <table:table-cell office:value-type="string" calcext:value-type="string">
            <text:p>[{'sigma': 1.0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495.786071201786" calcext:value-type="float">
            <text:p>495.7860712018</text:p>
          </table:table-cell>
          <table:table-cell table:style-name="ce1" office:value-type="float" office:value="1196.40616638561" calcext:value-type="float">
            <text:p>1196.4061663856</text:p>
          </table:table-cell>
          <table:table-cell table:style-name="ce1" office:value-type="string" calcext:value-type="string">
            <text:p>[{'sigma': 1.0, 'nfeatures': 10, 'nOctaveLayers': 3, 'edgeThreshold': 10, 'contrastThreshold': 0.0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743" calcext:value-type="float">
            <text:p>743</text:p>
          </table:table-cell>
          <table:table-cell table:style-name="ce1"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4.747144987807" calcext:value-type="float">
            <text:p>504.7471449878</text:p>
          </table:table-cell>
          <table:table-cell office:value-type="float" office:value="1193.67510911839" calcext:value-type="float">
            <text:p>1193.6751091184</text:p>
          </table:table-cell>
          <table:table-cell office:value-type="string" calcext:value-type="string">
            <text:p>[{'sigma': 1.0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59" calcext:value-type="float">
            <text:p>65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8.968522134237" calcext:value-type="float">
            <text:p>518.9685221342</text:p>
          </table:table-cell>
          <table:table-cell office:value-type="float" office:value="1192.50747297011" calcext:value-type="float">
            <text:p>1192.5074729701</text:p>
          </table:table-cell>
          <table:table-cell office:value-type="string" calcext:value-type="string">
            <text:p>[{'sigma': 1.0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6.286591580138" calcext:value-type="float">
            <text:p>516.2865915801</text:p>
          </table:table-cell>
          <table:table-cell office:value-type="float" office:value="1186.0943016938" calcext:value-type="float">
            <text:p>1186.0943016938</text:p>
          </table:table-cell>
          <table:table-cell office:value-type="string" calcext:value-type="string">
            <text:p>[{'sigma': 1.0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01" calcext:value-type="float">
            <text:p>110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.043710058555" calcext:value-type="float">
            <text:p>140.0437100586</text:p>
          </table:table-cell>
          <table:table-cell office:value-type="float" office:value="1177.75041482654" calcext:value-type="float">
            <text:p>1177.7504148265</text:p>
          </table:table-cell>
          <table:table-cell office:value-type="string" calcext:value-type="string">
            <text:p>[{'sigma': 1.0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126" calcext:value-type="float">
            <text:p>112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4.95275979396" calcext:value-type="float">
            <text:p>514.952759794</text:p>
          </table:table-cell>
          <table:table-cell office:value-type="float" office:value="1107.33075823422" calcext:value-type="float">
            <text:p>1107.3307582342</text:p>
          </table:table-cell>
          <table:table-cell office:value-type="string" calcext:value-type="string">
            <text:p>[{'sigma': 1.6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53" calcext:value-type="float">
            <text:p>1253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6.422473541461" calcext:value-type="float">
            <text:p>526.4224735415</text:p>
          </table:table-cell>
          <table:table-cell office:value-type="float" office:value="1077.32097111919" calcext:value-type="float">
            <text:p>1077.3209711192</text:p>
          </table:table-cell>
          <table:table-cell office:value-type="string" calcext:value-type="string">
            <text:p>[{'sigma': 2.5, 'nfeatures': 25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45.5" calcext:value-type="float">
            <text:p>1245.5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.548466650769" calcext:value-type="float">
            <text:p>500.5484666508</text:p>
          </table:table-cell>
          <table:table-cell office:value-type="float" office:value="1073.13152415727" calcext:value-type="float">
            <text:p>1073.1315241573</text:p>
          </table:table-cell>
          <table:table-cell office:value-type="string" calcext:value-type="string">
            <text:p>[{'sigma': 1.6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7.5" calcext:value-type="float">
            <text:p>947.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0.860647504218" calcext:value-type="float">
            <text:p>490.8606475042</text:p>
          </table:table-cell>
          <table:table-cell office:value-type="float" office:value="1055.04580164206" calcext:value-type="float">
            <text:p>1055.0458016421</text:p>
          </table:table-cell>
          <table:table-cell office:value-type="string" calcext:value-type="string">
            <text:p>[{'sigma': 1.0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53" calcext:value-type="float">
            <text:p>135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2.567206577398" calcext:value-type="float">
            <text:p>502.5672065774</text:p>
          </table:table-cell>
          <table:table-cell office:value-type="float" office:value="1049.62162960152" calcext:value-type="float">
            <text:p>1049.6216296015</text:p>
          </table:table-cell>
          <table:table-cell office:value-type="string" calcext:value-type="string">
            <text:p>[{'sigma': 2.5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6" calcext:value-type="float">
            <text:p>826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3.363647333346" calcext:value-type="float">
            <text:p>513.3636473333</text:p>
          </table:table-cell>
          <table:table-cell office:value-type="float" office:value="1048.23563765797" calcext:value-type="float">
            <text:p>1048.235637658</text:p>
          </table:table-cell>
          <table:table-cell office:value-type="string" calcext:value-type="string">
            <text:p>[{'sigma': 2.5, 'nfeatures': 10, 'nOctaveLayers': 3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62" calcext:value-type="float">
            <text:p>862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4.04100002721" calcext:value-type="float">
            <text:p>524.0410000272</text:p>
          </table:table-cell>
          <table:table-cell office:value-type="float" office:value="1047.51842738741" calcext:value-type="float">
            <text:p>1047.5184273874</text:p>
          </table:table-cell>
          <table:table-cell office:value-type="string" calcext:value-type="string">
            <text:p>[{'sigma': 2.5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28.5" calcext:value-type="float">
            <text:p>1228.5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519.983172292821" calcext:value-type="float">
            <text:p>519.9831722928</text:p>
          </table:table-cell>
          <table:table-cell table:style-name="ce1" office:value-type="float" office:value="1043.94543128655" calcext:value-type="float">
            <text:p>1043.9454312866</text:p>
          </table:table-cell>
          <table:table-cell table:style-name="ce1" office:value-type="string" calcext:value-type="string">
            <text:p>[{'sigma': 1.0, 'nfeatures': 10, 'nOctaveLayers': 1, 'edgeThreshold': 10, 'contrastThreshold': 0.01}]</text:p>
          </table:table-cell>
          <table:table-cell table:style-name="ce1" office:value-type="string" calcext:value-type="string">
            <text:p>[{'winSize': (15, 15), 'maxLevel': 10, 'criteria': (3, 10, 0.03)}]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.625382059254" calcext:value-type="float">
            <text:p>496.6253820593</text:p>
          </table:table-cell>
          <table:table-cell office:value-type="float" office:value="1011.85510755993" calcext:value-type="float">
            <text:p>1011.8551075599</text:p>
          </table:table-cell>
          <table:table-cell office:value-type="string" calcext:value-type="string">
            <text:p>[{'sigma': 1.6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63.5" calcext:value-type="float">
            <text:p>963.5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2.828829917125" calcext:value-type="float">
            <text:p>132.8288299171</text:p>
          </table:table-cell>
          <table:table-cell office:value-type="float" office:value="1009.70299355629" calcext:value-type="float">
            <text:p>1009.7029935563</text:p>
          </table:table-cell>
          <table:table-cell office:value-type="string" calcext:value-type="string">
            <text:p>[{'sigma': 2.5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9.5" calcext:value-type="float">
            <text:p>1509.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1.751891892403" calcext:value-type="float">
            <text:p>451.7518918924</text:p>
          </table:table-cell>
          <table:table-cell office:value-type="float" office:value="1002.56602453847" calcext:value-type="float">
            <text:p>1002.5660245385</text:p>
          </table:table-cell>
          <table:table-cell office:value-type="string" calcext:value-type="string">
            <text:p>[{'sigma': 1.6, 'nfeatures': 25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94.5" calcext:value-type="float">
            <text:p>1494.5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.9459169982" calcext:value-type="float">
            <text:p>136.9459169982</text:p>
          </table:table-cell>
          <table:table-cell office:value-type="float" office:value="989.006111947331" calcext:value-type="float">
            <text:p>989.0061119473</text:p>
          </table:table-cell>
          <table:table-cell office:value-type="string" calcext:value-type="string">
            <text:p>[{'sigma': 2.5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86" calcext:value-type="float">
            <text:p>1486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.026912075467" calcext:value-type="float">
            <text:p>500.0269120755</text:p>
          </table:table-cell>
          <table:table-cell office:value-type="float" office:value="983.155160725047" calcext:value-type="float">
            <text:p>983.155160725</text:p>
          </table:table-cell>
          <table:table-cell office:value-type="string" calcext:value-type="string">
            <text:p>[{'sigma': 1.6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33" calcext:value-type="float">
            <text:p>93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8.122197179124" calcext:value-type="float">
            <text:p>528.1221971791</text:p>
          </table:table-cell>
          <table:table-cell office:value-type="float" office:value="972.346724199928" calcext:value-type="float">
            <text:p>972.3467241999</text:p>
          </table:table-cell>
          <table:table-cell office:value-type="string" calcext:value-type="string">
            <text:p>[{'sigma': 1.0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15.5" calcext:value-type="float">
            <text:p>1615.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5.889324184507" calcext:value-type="float">
            <text:p>495.8893241845</text:p>
          </table:table-cell>
          <table:table-cell office:value-type="float" office:value="969.793978612702" calcext:value-type="float">
            <text:p>969.7939786127</text:p>
          </table:table-cell>
          <table:table-cell office:value-type="string" calcext:value-type="string">
            <text:p>[{'sigma': 1.6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324" calcext:value-type="float">
            <text:p>1324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2.924501500092" calcext:value-type="float">
            <text:p>512.9245015001</text:p>
          </table:table-cell>
          <table:table-cell office:value-type="float" office:value="968.237987745475" calcext:value-type="float">
            <text:p>968.2379877455</text:p>
          </table:table-cell>
          <table:table-cell office:value-type="string" calcext:value-type="string">
            <text:p>[{'sigma': 1.6, 'nfeatures': 25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63.5" calcext:value-type="float">
            <text:p>1263.5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6.432835162617" calcext:value-type="float">
            <text:p>496.4328351626</text:p>
          </table:table-cell>
          <table:table-cell office:value-type="float" office:value="960.756517412935" calcext:value-type="float">
            <text:p>960.7565174129</text:p>
          </table:table-cell>
          <table:table-cell office:value-type="string" calcext:value-type="string">
            <text:p>[{'sigma': 2.5, 'nfeatures': 10, 'nOctaveLayers': 3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53.5" calcext:value-type="float">
            <text:p>853.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0.433578755707" calcext:value-type="float">
            <text:p>520.4335787557</text:p>
          </table:table-cell>
          <table:table-cell office:value-type="float" office:value="945.50068810088" calcext:value-type="float">
            <text:p>945.5006881009</text:p>
          </table:table-cell>
          <table:table-cell office:value-type="string" calcext:value-type="string">
            <text:p>[{'sigma': 1.6, 'nfeatures': 10, 'nOctaveLayers': 5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1.5" calcext:value-type="float">
            <text:p>941.5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6.760736242868" calcext:value-type="float">
            <text:p>136.7607362429</text:p>
          </table:table-cell>
          <table:table-cell office:value-type="float" office:value="944.788465642339" calcext:value-type="float">
            <text:p>944.7884656423</text:p>
          </table:table-cell>
          <table:table-cell office:value-type="string" calcext:value-type="string">
            <text:p>[{'sigma': 1.6, 'nfeatures': 25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467" calcext:value-type="float">
            <text:p>1467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.71001562383" calcext:value-type="float">
            <text:p>129.7100156238</text:p>
          </table:table-cell>
          <table:table-cell office:value-type="float" office:value="927.02695366611" calcext:value-type="float">
            <text:p>927.0269536661</text:p>
          </table:table-cell>
          <table:table-cell office:value-type="string" calcext:value-type="string">
            <text:p>[{'sigma': 2.5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20.5" calcext:value-type="float">
            <text:p>820.5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1.04257103987" calcext:value-type="float">
            <text:p>481.0425710399</text:p>
          </table:table-cell>
          <table:table-cell office:value-type="float" office:value="891.408220625528" calcext:value-type="float">
            <text:p>891.4082206255</text:p>
          </table:table-cell>
          <table:table-cell office:value-type="string" calcext:value-type="string">
            <text:p>[{'sigma': 1.0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7" calcext:value-type="float">
            <text:p>1027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5.920634084381" calcext:value-type="float">
            <text:p>485.9206340844</text:p>
          </table:table-cell>
          <table:table-cell office:value-type="float" office:value="880.53675982537" calcext:value-type="float">
            <text:p>880.5367598254</text:p>
          </table:table-cell>
          <table:table-cell office:value-type="string" calcext:value-type="string">
            <text:p>[{'sigma': 1.6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92" calcext:value-type="float">
            <text:p>992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7.912232658826" calcext:value-type="float">
            <text:p>127.9122326588</text:p>
          </table:table-cell>
          <table:table-cell office:value-type="float" office:value="863.960815099218" calcext:value-type="float">
            <text:p>863.9608150992</text:p>
          </table:table-cell>
          <table:table-cell office:value-type="string" calcext:value-type="string">
            <text:p>[{'sigma': 1.6, 'nfeatures': 10, 'nOctaveLayers': 5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896.5" calcext:value-type="float">
            <text:p>896.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9.26630734466" calcext:value-type="float">
            <text:p>519.2663073447</text:p>
          </table:table-cell>
          <table:table-cell office:value-type="float" office:value="837.867430178113" calcext:value-type="float">
            <text:p>837.8674301781</text:p>
          </table:table-cell>
          <table:table-cell office:value-type="string" calcext:value-type="string">
            <text:p>[{'sigma': 1.6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603.5" calcext:value-type="float">
            <text:p>1603.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5.39903620258" calcext:value-type="float">
            <text:p>495.3990362026</text:p>
          </table:table-cell>
          <table:table-cell office:value-type="float" office:value="813.826870284401" calcext:value-type="float">
            <text:p>813.8268702844</text:p>
          </table:table-cell>
          <table:table-cell office:value-type="string" calcext:value-type="string">
            <text:p>[{'sigma': 2.5, 'nfeatures': 1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947.5" calcext:value-type="float">
            <text:p>947.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8.008361254819" calcext:value-type="float">
            <text:p>518.0083612548</text:p>
          </table:table-cell>
          <table:table-cell office:value-type="float" office:value="772.082116559078" calcext:value-type="float">
            <text:p>772.0821165591</text:p>
          </table:table-cell>
          <table:table-cell office:value-type="string" calcext:value-type="string">
            <text:p>[{'sigma': 2.5, 'nfeatures': 250, 'nOctaveLayers': 1, 'edgeThreshold': 10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248" calcext:value-type="float">
            <text:p>1248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7.720990897156" calcext:value-type="float">
            <text:p>117.7209908972</text:p>
          </table:table-cell>
          <table:table-cell office:value-type="float" office:value="714.86915233155" calcext:value-type="float">
            <text:p>714.8691523316</text:p>
          </table:table-cell>
          <table:table-cell office:value-type="string" calcext:value-type="string">
            <text:p>[{'sigma': 2.5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.059040857479" calcext:value-type="float">
            <text:p>118.0590408575</text:p>
          </table:table-cell>
          <table:table-cell office:value-type="float" office:value="714.86915233155" calcext:value-type="float">
            <text:p>714.8691523316</text:p>
          </table:table-cell>
          <table:table-cell office:value-type="string" calcext:value-type="string">
            <text:p>[{'sigma': 2.5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9.523954454809" calcext:value-type="float">
            <text:p>119.5239544548</text:p>
          </table:table-cell>
          <table:table-cell office:value-type="float" office:value="669.98890886186" calcext:value-type="float">
            <text:p>669.9889088619</text:p>
          </table:table-cell>
          <table:table-cell office:value-type="string" calcext:value-type="string">
            <text:p>[{'sigma': 2.5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9.12694828026" calcext:value-type="float">
            <text:p>119.1269482803</text:p>
          </table:table-cell>
          <table:table-cell office:value-type="float" office:value="669.98890886186" calcext:value-type="float">
            <text:p>669.9889088619</text:p>
          </table:table-cell>
          <table:table-cell office:value-type="string" calcext:value-type="string">
            <text:p>[{'sigma': 2.5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5.37606971059" calcext:value-type="float">
            <text:p>515.3760697106</text:p>
          </table:table-cell>
          <table:table-cell office:value-type="float" office:value="658.902898541986" calcext:value-type="float">
            <text:p>658.902898542</text:p>
          </table:table-cell>
          <table:table-cell office:value-type="string" calcext:value-type="string">
            <text:p>[{'sigma': 2.5, 'nfeatures': 1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023" calcext:value-type="float">
            <text:p>1023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5.752523614094" calcext:value-type="float">
            <text:p>115.7525236141</text:p>
          </table:table-cell>
          <table:table-cell office:value-type="float" office:value="658.357685215653" calcext:value-type="float">
            <text:p>658.3576852157</text:p>
          </table:table-cell>
          <table:table-cell office:value-type="string" calcext:value-type="string">
            <text:p>[{'sigma': 1.6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5.43025400117" calcext:value-type="float">
            <text:p>115.4302540012</text:p>
          </table:table-cell>
          <table:table-cell office:value-type="float" office:value="657.900105642555" calcext:value-type="float">
            <text:p>657.9001056426</text:p>
          </table:table-cell>
          <table:table-cell office:value-type="string" calcext:value-type="string">
            <text:p>[{'sigma': 1.6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14.5" calcext:value-type="float">
            <text:p>614.5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7.585469230078" calcext:value-type="float">
            <text:p>117.5854692301</text:p>
          </table:table-cell>
          <table:table-cell office:value-type="float" office:value="628.250821827745" calcext:value-type="float">
            <text:p>628.2508218277</text:p>
          </table:table-cell>
          <table:table-cell office:value-type="string" calcext:value-type="string">
            <text:p>[{'sigma': 2.5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1.5" calcext:value-type="float">
            <text:p>601.5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4.334890341386" calcext:value-type="float">
            <text:p>114.3348903414</text:p>
          </table:table-cell>
          <table:table-cell office:value-type="float" office:value="626.361478322672" calcext:value-type="float">
            <text:p>626.3614783227</text:p>
          </table:table-cell>
          <table:table-cell office:value-type="string" calcext:value-type="string">
            <text:p>[{'sigma': 1.6, 'nfeatures': 25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4.593471906148" calcext:value-type="float">
            <text:p>114.5934719061</text:p>
          </table:table-cell>
          <table:table-cell office:value-type="float" office:value="626.361478322672" calcext:value-type="float">
            <text:p>626.3614783227</text:p>
          </table:table-cell>
          <table:table-cell office:value-type="string" calcext:value-type="string">
            <text:p>[{'sigma': 1.6, 'nfeatures': 10, 'nOctaveLayers': 3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7.464354780503" calcext:value-type="float">
            <text:p>117.4643547805</text:p>
          </table:table-cell>
          <table:table-cell office:value-type="float" office:value="621.025954102877" calcext:value-type="float">
            <text:p>621.0259541029</text:p>
          </table:table-cell>
          <table:table-cell office:value-type="string" calcext:value-type="string">
            <text:p>[{'sigma': 2.5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01.5" calcext:value-type="float">
            <text:p>601.5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8.939491641708" calcext:value-type="float">
            <text:p>528.9394916417</text:p>
          </table:table-cell>
          <table:table-cell office:value-type="float" office:value="615.790758142346" calcext:value-type="float">
            <text:p>615.7907581423</text:p>
          </table:table-cell>
          <table:table-cell office:value-type="string" calcext:value-type="string">
            <text:p>[{'sigma': 2.5, 'nfeatures': 250, 'nOctaveLayers': 1, 'edgeThreshold': 15, 'contrastThreshold': 0.01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1505.5" calcext:value-type="float">
            <text:p>1505.5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9.906561065465" calcext:value-type="float">
            <text:p>119.9065610655</text:p>
          </table:table-cell>
          <table:table-cell office:value-type="float" office:value="593.383567883052" calcext:value-type="float">
            <text:p>593.3835678831</text:p>
          </table:table-cell>
          <table:table-cell office:value-type="string" calcext:value-type="string">
            <text:p>[{'sigma': 2.5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9.5" calcext:value-type="float">
            <text:p>569.5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0.070237219334" calcext:value-type="float">
            <text:p>120.0702372193</text:p>
          </table:table-cell>
          <table:table-cell office:value-type="float" office:value="593.306248295424" calcext:value-type="float">
            <text:p>593.3062482954</text:p>
          </table:table-cell>
          <table:table-cell office:value-type="string" calcext:value-type="string">
            <text:p>[{'sigma': 2.5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9.5" calcext:value-type="float">
            <text:p>569.5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.632966167293" calcext:value-type="float">
            <text:p>119.6329661673</text:p>
          </table:table-cell>
          <table:table-cell office:value-type="float" office:value="555.146068275199" calcext:value-type="float">
            <text:p>555.1460682752</text:p>
          </table:table-cell>
          <table:table-cell office:value-type="string" calcext:value-type="string">
            <text:p>[{'sigma': 2.5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.421859910712" calcext:value-type="float">
            <text:p>119.4218599107</text:p>
          </table:table-cell>
          <table:table-cell office:value-type="float" office:value="555.136103347381" calcext:value-type="float">
            <text:p>555.1361033474</text:p>
          </table:table-cell>
          <table:table-cell office:value-type="string" calcext:value-type="string">
            <text:p>[{'sigma': 2.5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40.5" calcext:value-type="float">
            <text:p>640.5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.630773422308" calcext:value-type="float">
            <text:p>114.6307734223</text:p>
          </table:table-cell>
          <table:table-cell office:value-type="float" office:value="541.760970075774" calcext:value-type="float">
            <text:p>541.7609700758</text:p>
          </table:table-cell>
          <table:table-cell office:value-type="string" calcext:value-type="string">
            <text:p>[{'sigma': 1.6, 'nfeatures': 25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.678430727683" calcext:value-type="float">
            <text:p>114.6784307277</text:p>
          </table:table-cell>
          <table:table-cell office:value-type="float" office:value="541.760970075774" calcext:value-type="float">
            <text:p>541.7609700758</text:p>
          </table:table-cell>
          <table:table-cell office:value-type="string" calcext:value-type="string">
            <text:p>[{'sigma': 1.6, 'nfeatures': 10, 'nOctaveLayers': 3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6.198290841654" calcext:value-type="float">
            <text:p>116.1982908417</text:p>
          </table:table-cell>
          <table:table-cell office:value-type="float" office:value="527.797285873193" calcext:value-type="float">
            <text:p>527.7972858732</text:p>
          </table:table-cell>
          <table:table-cell office:value-type="string" calcext:value-type="string">
            <text:p>[{'sigma': 1.6, 'nfeatures': 25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.899395058863" calcext:value-type="float">
            <text:p>115.8993950589</text:p>
          </table:table-cell>
          <table:table-cell office:value-type="float" office:value="527.797285873193" calcext:value-type="float">
            <text:p>527.7972858732</text:p>
          </table:table-cell>
          <table:table-cell office:value-type="string" calcext:value-type="string">
            <text:p>[{'sigma': 1.6, 'nfeatures': 10, 'nOctaveLayers': 5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3.792224037461" calcext:value-type="float">
            <text:p>113.7922240375</text:p>
          </table:table-cell>
          <table:table-cell office:value-type="float" office:value="517.36205864005" calcext:value-type="float">
            <text:p>517.3620586401</text:p>
          </table:table-cell>
          <table:table-cell office:value-type="string" calcext:value-type="string">
            <text:p>[{'sigma': 1.0, 'nfeatures': 25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3.989661247469" calcext:value-type="float">
            <text:p>113.9896612475</text:p>
          </table:table-cell>
          <table:table-cell office:value-type="float" office:value="517.36205864005" calcext:value-type="float">
            <text:p>517.3620586401</text:p>
          </table:table-cell>
          <table:table-cell office:value-type="string" calcext:value-type="string">
            <text:p>[{'sigma': 1.0, 'nfeatures': 10, 'nOctaveLayers': 1, 'edgeThreshold': 10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6.351332258433" calcext:value-type="float">
            <text:p>116.3513322584</text:p>
          </table:table-cell>
          <table:table-cell office:value-type="float" office:value="489.854651584931" calcext:value-type="float">
            <text:p>489.8546515849</text:p>
          </table:table-cell>
          <table:table-cell office:value-type="string" calcext:value-type="string">
            <text:p>[{'sigma': 1.6, 'nfeatures': 1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7.5" calcext:value-type="float">
            <text:p>567.5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9.026265119202" calcext:value-type="float">
            <text:p>119.0262651192</text:p>
          </table:table-cell>
          <table:table-cell office:value-type="float" office:value="489.854651584931" calcext:value-type="float">
            <text:p>489.8546515849</text:p>
          </table:table-cell>
          <table:table-cell office:value-type="string" calcext:value-type="string">
            <text:p>[{'sigma': 1.6, 'nfeatures': 250, 'nOctaveLayers': 5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67.5" calcext:value-type="float">
            <text:p>567.5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6.514713075943" calcext:value-type="float">
            <text:p>116.5147130759</text:p>
          </table:table-cell>
          <table:table-cell office:value-type="float" office:value="477.931026540908" calcext:value-type="float">
            <text:p>477.9310265409</text:p>
          </table:table-cell>
          <table:table-cell office:value-type="string" calcext:value-type="string">
            <text:p>[{'sigma': 1.6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9.5" calcext:value-type="float">
            <text:p>699.5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.761489740573" calcext:value-type="float">
            <text:p>115.7614897406</text:p>
          </table:table-cell>
          <table:table-cell office:value-type="float" office:value="477.897521386269" calcext:value-type="float">
            <text:p>477.8975213863</text:p>
          </table:table-cell>
          <table:table-cell office:value-type="string" calcext:value-type="string">
            <text:p>[{'sigma': 1.6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699.5" calcext:value-type="float">
            <text:p>699.5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4.235265710391" calcext:value-type="float">
            <text:p>114.2352657104</text:p>
          </table:table-cell>
          <table:table-cell office:value-type="float" office:value="446.388364119787" calcext:value-type="float">
            <text:p>446.3883641198</text:p>
          </table:table-cell>
          <table:table-cell office:value-type="string" calcext:value-type="string">
            <text:p>[{'sigma': 1.0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3.5" calcext:value-type="float">
            <text:p>703.5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4.942141887732" calcext:value-type="float">
            <text:p>114.9421418877</text:p>
          </table:table-cell>
          <table:table-cell office:value-type="float" office:value="446.388364119787" calcext:value-type="float">
            <text:p>446.3883641198</text:p>
          </table:table-cell>
          <table:table-cell office:value-type="string" calcext:value-type="string">
            <text:p>[{'sigma': 1.0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03.5" calcext:value-type="float">
            <text:p>703.5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9.695505353622" calcext:value-type="float">
            <text:p>119.6955053536</text:p>
          </table:table-cell>
          <table:table-cell office:value-type="float" office:value="377.761328562454" calcext:value-type="float">
            <text:p>377.7613285625</text:p>
          </table:table-cell>
          <table:table-cell office:value-type="string" calcext:value-type="string">
            <text:p>[{'sigma': 2.5, 'nfeatures': 25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.899252026342" calcext:value-type="float">
            <text:p>119.8992520263</text:p>
          </table:table-cell>
          <table:table-cell office:value-type="float" office:value="377.750286556411" calcext:value-type="float">
            <text:p>377.7502865564</text:p>
          </table:table-cell>
          <table:table-cell office:value-type="string" calcext:value-type="string">
            <text:p>[{'sigma': 2.5, 'nfeatures': 10, 'nOctaveLayers': 1, 'edgeThreshold': 15, 'contrastThreshold': 0.04}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30.5" calcext:value-type="float">
            <text:p>730.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3:22:34.339414744</dc:date>
    <meta:editing-duration>PT1H4M51S</meta:editing-duration>
    <meta:editing-cycles>2</meta:editing-cycles>
    <meta:generator>LibreOffice/5.1.6.2$Linux_X86_64 LibreOffice_project/10m0$Build-2</meta:generator>
    <meta:document-statistic meta:table-count="1" meta:cell-count="389" meta:object-count="0"/>
  </office:meta>
</office:document-meta>
</file>